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Estructuras</text:p>
          </table:table-cell>
          <table:table-cell table:style-name="Default" office:value-type="string" calcext:value-type="string">
            <text:p>Porcentaje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147020" calcext:value-type="float">
            <text:p>147020</text:p>
          </table:table-cell>
          <table:table-cell table:formula="of:=[.B2]/[.E2]*100" office:value-type="float" office:value="88.875723906131" calcext:value-type="float">
            <text:p>88.88</text:p>
          </table:table-cell>
          <table:table-cell/>
          <table:table-cell office:value-type="float" office:value="165422" calcext:value-type="float">
            <text:p>165422</text:p>
          </table:table-cell>
        </table:table-row>
        <table:table-row table:style-name="ro1">
          <table:table-cell office:value-type="string" calcext:value-type="string">
            <text:p>RMN</text:p>
          </table:table-cell>
          <table:table-cell office:value-type="float" office:value="12937" calcext:value-type="float">
            <text:p>12937</text:p>
          </table:table-cell>
          <table:table-cell table:formula="of:=[.B3]/[.E2]*100" office:value-type="float" office:value="7.82060427270859" calcext:value-type="float">
            <text:p>7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</text:p>
          </table:table-cell>
          <table:table-cell office:value-type="float" office:value="5037" calcext:value-type="float">
            <text:p>5037</text:p>
          </table:table-cell>
          <table:table-cell table:formula="of:=[.B4]/[.E2]*100" office:value-type="float" office:value="3.04493960900001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4])" office:value-type="float" office:value="99.7412677878396" calcext:value-type="float">
            <text:p>9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de junio del 2020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20:36:06.843214744</meta:creation-date>
    <dc:date>2020-06-22T23:01:33.972173108</dc:date>
    <meta:editing-duration>PT2H5M5S</meta:editing-duration>
    <meta:editing-cycles>2</meta:editing-cycles>
    <meta:generator>LibreOffice/6.4.4.2$Linux_X86_64 LibreOffice_project/40$Build-2</meta:generator>
    <meta:document-statistic meta:table-count="1" meta:cell-count="16" meta:object-count="0"/>
  </office:meta>
</office:document-meta>
</file>